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09096</text:p>
          </table:table-cell>
          <table:table-cell table:style-name="ACE-0" office:value-type="float" office:value="59.399999999999999">
            <text:p>59.4</text:p>
          </table:table-cell>
          <table:table-cell table:style-name="ACE-0" office:value-type="float" office:value="28.32">
            <text:p>28.32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rnt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2385</text:p>
          </table:table-cell>
          <table:table-cell table:style-name="ACE-0" office:value-type="float" office:value="59.399999999999999">
            <text:p>59.4</text:p>
          </table:table-cell>
          <table:table-cell table:style-name="ACE-0" office:value-type="float" office:value="28.16">
            <text:p>28.16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elk antl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3799999999999999">
            <text:p>4.3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1863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rust from fragm of combed war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800000000000002">
            <text:p>6.7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1909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rnt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6799999999999997">
            <text:p>9.6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1945</text:p>
          </table:table-cell>
          <table:table-cell table:style-name="ACE-0" office:value-type="float" office:value="59.590000000000003">
            <text:p>59.59</text:p>
          </table:table-cell>
          <table:table-cell table:style-name="ACE-0" office:value-type="float" office:value="28.140000000000001">
            <text:p>28.14</text:p>
          </table:table-cell>
          <table:table-cell table:style-name="ACE-0" office:value-type="float" office:value="5090">
            <text:p>50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nt animal bone (Vulpes vulpes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2741</text:p>
          </table:table-cell>
          <table:table-cell table:style-name="ACE-0" office:value-type="float" office:value="59.450000000000003">
            <text:p>59.45</text:p>
          </table:table-cell>
          <table:table-cell table:style-name="ACE-0" office:value-type="float" office:value="28.07">
            <text:p>28.07</text:p>
          </table:table-cell>
          <table:table-cell table:style-name="ACE-0" office:value-type="float" office:value="4557">
            <text:p>4557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burn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800000000000008">
            <text:p>8.8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2742</text:p>
          </table:table-cell>
          <table:table-cell table:style-name="ACE-0" office:value-type="float" office:value="59.439999999999998">
            <text:p>59.44</text:p>
          </table:table-cell>
          <table:table-cell table:style-name="ACE-0" office:value-type="float" office:value="28.27">
            <text:p>28.27</text:p>
          </table:table-cell>
          <table:table-cell table:style-name="ACE-0" office:value-type="float" office:value="6212">
            <text:p>6212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burnt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1799999999999997">
            <text:p>8.1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2743</text:p>
          </table:table-cell>
          <table:table-cell table:style-name="ACE-0" office:value-type="float" office:value="59.600000000000001">
            <text:p>59.6</text:p>
          </table:table-cell>
          <table:table-cell table:style-name="ACE-0" office:value-type="float" office:value="28.199999999999999">
            <text:p>28.2</text:p>
          </table:table-cell>
          <table:table-cell table:style-name="ACE-0" office:value-type="float" office:value="5442">
            <text:p>5442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rnt 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18">
            <text:p>10.1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12</text:p>
          </table:table-cell>
          <table:table-cell table:style-name="ACE-0" office:value-type="float" office:value="59.450000000000003">
            <text:p>59.45</text:p>
          </table:table-cell>
          <table:table-cell table:style-name="ACE-0" office:value-type="float" office:value="28.140000000000001">
            <text:p>28.14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6799999999999997">
            <text:p>6.6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ssel196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275</text:p>
          </table:table-cell>
          <table:table-cell table:style-name="ACE-0" office:value-type="float" office:value="59.640000000000001">
            <text:p>59.64</text:p>
          </table:table-cell>
          <table:table-cell table:style-name="ACE-0" office:value-type="float" office:value="28.420000000000002">
            <text:p>28.42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800000000000002">
            <text:p>7.7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16</text:p>
          </table:table-cell>
          <table:table-cell table:style-name="ACE-0" office:value-type="float" office:value="59.590000000000003">
            <text:p>59.59</text:p>
          </table:table-cell>
          <table:table-cell table:style-name="ACE-0" office:value-type="float" office:value="28.539999999999999">
            <text:p>28.54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0800000000000001">
            <text:p>7.0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71</text:p>
          </table:table-cell>
          <table:table-cell table:style-name="ACE-0" office:value-type="float" office:value="59.590000000000003">
            <text:p>59.59</text:p>
          </table:table-cell>
          <table:table-cell table:style-name="ACE-0" office:value-type="float" office:value="28.539999999999999">
            <text:p>28.54</text:p>
          </table:table-cell>
          <table:table-cell table:style-name="ACE-0" office:value-type="float" office:value="5455">
            <text:p>54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0800000000000001">
            <text:p>7.0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74</text:p>
          </table:table-cell>
          <table:table-cell table:style-name="ACE-0" office:value-type="float" office:value="59.640000000000001">
            <text:p>59.64</text:p>
          </table:table-cell>
          <table:table-cell table:style-name="ACE-0" office:value-type="float" office:value="28.420000000000002">
            <text:p>28.42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800000000000002">
            <text:p>7.7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892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48">
            <text:p>28.48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3799999999999999">
            <text:p>4.3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893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48">
            <text:p>28.48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98">
            <text:p>3.9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895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48">
            <text:p>28.4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6800000000000002">
            <text:p>3.6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953</text:p>
          </table:table-cell>
          <table:table-cell table:style-name="ACE-0" office:value-type="float" office:value="59.649999999999999">
            <text:p>59.65</text:p>
          </table:table-cell>
          <table:table-cell table:style-name="ACE-0" office:value-type="float" office:value="28.629999999999999">
            <text:p>28.63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3800000000000008">
            <text:p>9.3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964</text:p>
          </table:table-cell>
          <table:table-cell table:style-name="ACE-0" office:value-type="float" office:value="59.649999999999999">
            <text:p>59.65</text:p>
          </table:table-cell>
          <table:table-cell table:style-name="ACE-0" office:value-type="float" office:value="28.629999999999999">
            <text:p>28.63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3800000000000008">
            <text:p>9.3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3487</text:p>
          </table:table-cell>
          <table:table-cell table:style-name="ACE-0" office:value-type="float" office:value="59.399999999999999">
            <text:p>59.4</text:p>
          </table:table-cell>
          <table:table-cell table:style-name="ACE-0" office:value-type="float" office:value="28.16">
            <text:p>28.16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800000000000001">
            <text:p>4.5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3488</text:p>
          </table:table-cell>
          <table:table-cell table:style-name="ACE-0" office:value-type="float" office:value="59.409999999999997">
            <text:p>59.41</text:p>
          </table:table-cell>
          <table:table-cell table:style-name="ACE-0" office:value-type="float" office:value="28.129999999999999">
            <text:p>28.13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800000000000002">
            <text:p>5.2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3489</text:p>
          </table:table-cell>
          <table:table-cell table:style-name="ACE-0" office:value-type="float" office:value="59.409999999999997">
            <text:p>59.41</text:p>
          </table:table-cell>
          <table:table-cell table:style-name="ACE-0" office:value-type="float" office:value="28.129999999999999">
            <text:p>28.13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3799999999999999">
            <text:p>5.3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7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imal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5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38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09999999999999">
            <text:p>28.11</text:p>
          </table:table-cell>
          <table:table-cell table:style-name="ACE-0" office:value-type="float" office:value="7020">
            <text:p>70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800000000000001">
            <text:p>4.0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70</text:p>
          </table:table-cell>
          <table:table-cell table:style-name="ACE-0" office:value-type="float" office:value="59.490000000000002">
            <text:p>59.49</text:p>
          </table:table-cell>
          <table:table-cell table:style-name="ACE-0" office:value-type="float" office:value="28.23">
            <text:p>28.23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799999999999998">
            <text:p>3.78</text:p>
          </table:table-cell>
          <table:table-cell table:style-name="ACE-0" office:value-type="float" office:value="0.40012500000000001">
            <text:p>0.400125</text:p>
          </table:table-cell>
          <table:table-cell table:style-name="ACE-0" office:value-type="float" office:value="0.40012500000000001">
            <text:p>0.400125</text:p>
          </table:table-cell>
          <table:table-cell table:style-name="ACE-0" office:value-type="string">
            <text:p>RosentauEtal2013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72</text:p>
          </table:table-cell>
          <table:table-cell table:style-name="ACE-0" office:value-type="float" office:value="59.490000000000002">
            <text:p>59.49</text:p>
          </table:table-cell>
          <table:table-cell table:style-name="ACE-0" office:value-type="float" office:value="28.23">
            <text:p>28.23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8">
            <text:p>1.7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79</text:p>
          </table:table-cell>
          <table:table-cell table:style-name="ACE-0" office:value-type="float" office:value="59.399999999999999">
            <text:p>59.4</text:p>
          </table:table-cell>
          <table:table-cell table:style-name="ACE-0" office:value-type="float" office:value="28.170000000000002">
            <text:p>28.1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800000000000002">
            <text:p>4.78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33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1799999999999997">
            <text:p>8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40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41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2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7375">
            <text:p>737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3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7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28.210000000000001">
            <text:p>28.21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1799999999999997">
            <text:p>8.18</text:p>
          </table:table-cell>
          <table:table-cell table:style-name="ACE-0" office:value-type="float" office:value="0.47169905660283024">
            <text:p>0.4716991</text:p>
          </table:table-cell>
          <table:table-cell table:style-name="ACE-0" office:value-type="float" office:value="0.47169905660283024">
            <text:p>0.4716990566028302</text:p>
          </table:table-cell>
          <table:table-cell table:style-name="ACE-0" office:value-type="string">
            <text:p>JaanitsLiiva197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19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079999999999998">
            <text:p>28.08</text:p>
          </table:table-cell>
          <table:table-cell table:style-name="ACE-0" office:value-type="float" office:value="7475">
            <text:p>7475</text:p>
          </table:table-cell>
          <table:table-cell table:style-name="ACE-0" office:value-type="float" office:value="119">
            <text:p>119</text:p>
          </table:table-cell>
          <table:table-cell table:style-name="ACE-0" office:value-type="string">
            <text:p>detritus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LeplandEtal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705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079999999999998">
            <text:p>28.08</text:p>
          </table:table-cell>
          <table:table-cell table:style-name="ACE-0" office:value-type="float" office:value="7757">
            <text:p>7757</text:p>
          </table:table-cell>
          <table:table-cell table:style-name="ACE-0" office:value-type="float" office:value="89">
            <text:p>89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40012498047485118">
            <text:p>0.400125</text:p>
          </table:table-cell>
          <table:table-cell table:style-name="ACE-0" office:value-type="float" office:value="0.40012498047485118">
            <text:p>0.4001249804748512</text:p>
          </table:table-cell>
          <table:table-cell table:style-name="ACE-0" office:value-type="string">
            <text:p>LeplandEtal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890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5469">
            <text:p>5469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6799999999999997">
            <text:p>8.6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5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89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6023">
            <text:p>6023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800000000000008">
            <text:p>8.8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0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5624">
            <text:p>5624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800000000000008">
            <text:p>8.8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2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5268">
            <text:p>5268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6799999999999997">
            <text:p>8.68</text:p>
          </table:table-cell>
          <table:table-cell table:style-name="ACE-0" office:value-type="float" office:value="0.26925824035672524">
            <text:p>0.2692582</text:p>
          </table:table-cell>
          <table:table-cell table:style-name="ACE-0" office:value-type="float" office:value="0.26925824035672524">
            <text:p>0.2692582403567252</text:p>
          </table:table-cell>
          <table:table-cell table:style-name="ACE-0" office:value-type="string">
            <text:p>Kriiska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1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09999999999999">
            <text:p>28.11</text:p>
          </table:table-cell>
          <table:table-cell table:style-name="ACE-0" office:value-type="float" office:value="10770">
            <text:p>1077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Betula wood in 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0.40311288741492751">
            <text:p>0.4031129</text:p>
          </table:table-cell>
          <table:table-cell table:style-name="ACE-0" office:value-type="float" office:value="0.40311288741492751">
            <text:p>0.4031128874149275</text:p>
          </table:table-cell>
          <table:table-cell table:style-name="ACE-0" office:value-type="string">
            <text:p>LeplandEtal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2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09999999999999">
            <text:p>28.11</text:p>
          </table:table-cell>
          <table:table-cell table:style-name="ACE-0" office:value-type="float" office:value="11100">
            <text:p>111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lnus wood in nearhor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8">
            <text:p>1.48</text:p>
          </table:table-cell>
          <table:table-cell table:style-name="ACE-0" office:value-type="float" office:value="0.40311288741492751">
            <text:p>0.4031129</text:p>
          </table:table-cell>
          <table:table-cell table:style-name="ACE-0" office:value-type="float" office:value="0.40311288741492751">
            <text:p>0.4031128874149275</text:p>
          </table:table-cell>
          <table:table-cell table:style-name="ACE-0" office:value-type="string">
            <text:p>LeplandEtal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3</text:p>
          </table:table-cell>
          <table:table-cell table:style-name="ACE-0" office:value-type="float" office:value="59.420000000000002">
            <text:p>59.42</text:p>
          </table:table-cell>
          <table:table-cell table:style-name="ACE-0" office:value-type="float" office:value="28.109999999999999">
            <text:p>28.11</text:p>
          </table:table-cell>
          <table:table-cell table:style-name="ACE-0" office:value-type="float" office:value="11150">
            <text:p>11150</text:p>
          </table:table-cell>
          <table:table-cell table:style-name="ACE-0" office:value-type="float" office:value="405">
            <text:p>405</text:p>
          </table:table-cell>
          <table:table-cell table:style-name="ACE-0" office:value-type="string">
            <text:p>Alnus wood in nearshor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4800000000000004">
            <text:p>4.48</text:p>
          </table:table-cell>
          <table:table-cell table:style-name="ACE-0" office:value-type="float" office:value="0.1118033988749895">
            <text:p>0.1118034</text:p>
          </table:table-cell>
          <table:table-cell table:style-name="ACE-0" office:value-type="float" office:value="0.1118033988749895">
            <text:p>0.1118033988749895</text:p>
          </table:table-cell>
          <table:table-cell table:style-name="ACE-0" office:value-type="string">
            <text:p>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4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10360">
            <text:p>103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 in nearhor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0.40311288741492751">
            <text:p>0.4031129</text:p>
          </table:table-cell>
          <table:table-cell table:style-name="ACE-0" office:value-type="float" office:value="0.40311288741492751">
            <text:p>0.4031128874149275</text:p>
          </table:table-cell>
          <table:table-cell table:style-name="ACE-0" office:value-type="string">
            <text:p>LeplandEtal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5</text:p>
          </table:table-cell>
          <table:table-cell table:style-name="ACE-0" office:value-type="float" office:value="59.43">
            <text:p>59.43</text:p>
          </table:table-cell>
          <table:table-cell table:style-name="ACE-0" office:value-type="float" office:value="28.120000000000001">
            <text:p>28.12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Wood in nearhor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40311288741492751">
            <text:p>0.4031129</text:p>
          </table:table-cell>
          <table:table-cell table:style-name="ACE-0" office:value-type="float" office:value="0.40311288741492751">
            <text:p>0.4031128874149275</text:p>
          </table:table-cell>
          <table:table-cell table:style-name="ACE-0" office:value-type="string">
            <text:p>LeplandEtal1996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6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7305">
            <text:p>7305</text:p>
          </table:table-cell>
          <table:table-cell table:style-name="ACE-0" office:value-type="float" office:value="187.5">
            <text:p>187.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58">
            <text:p>10.5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7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18">
            <text:p>13.1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8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0800000000000001">
            <text:p>7.0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va-Lug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Narva-Luga-09</text:p>
          </table:table-cell>
          <table:table-cell table:style-name="ACE-0" office:value-type="float" office:value="59.609999999999999">
            <text:p>59.61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float" office:value="10910">
            <text:p>1091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0800000000000001">
            <text:p>7.08</text:p>
          </table:table-cell>
          <table:table-cell table:style-name="ACE-0" office:value-type="float" office:value="0.44732538492690088">
            <text:p>0.4473254</text:p>
          </table:table-cell>
          <table:table-cell table:style-name="ACE-0" office:value-type="float" office:value="0.44732538492690088">
            <text:p>0.4473253849269009</text:p>
          </table:table-cell>
          <table:table-cell table:style-name="ACE-0" office:value-type="string">
            <text:p>SandgrenEtal2004,RosentauEtal2013</text:p>
          </table:table-cell>
          <table:table-cell table:number-columns-repeated="240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5" table:style-name="ACE-0"/>
          <table:table-cell table:number-columns-repeated="2" table:style-name="Gnumeric-default"/>
          <table:table-cell table:number-columns-repeated="247" table:style-name="ACE-0"/>
          <table:table-cell table:number-columns-repeated="2" table:style-name="Gnumeric-default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67">
          <table:table-cell table:number-columns-repeated="256" table:style-name="ACE-0"/>
        </table:table-row>
        <table:table-row table:style-name="AROW-0" table:number-rows-repeated="10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5">
          <gnm:selection gnm:start-col="0" gnm:start-row="15" gnm:end-col="0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9:15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